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cm"/>
    </style:style>
    <style:style style:name="co2" style:family="table-column">
      <style:table-column-properties fo:break-before="auto" style:column-width="5.248cm"/>
    </style:style>
    <style:style style:name="co3" style:family="table-column">
      <style:table-column-properties fo:break-before="auto" style:column-width="4.951cm"/>
    </style:style>
    <style:style style:name="co4" style:family="table-column">
      <style:table-column-properties fo:break-before="auto" style:column-width="0.593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5.297cm"/>
    </style:style>
    <style:style style:name="co7" style:family="table-column">
      <style:table-column-properties fo:break-before="auto" style:column-width="5.075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1.658cm"/>
    </style:style>
    <style:style style:name="co10" style:family="table-column">
      <style:table-column-properties fo:break-before="auto" style:column-width="5.371cm"/>
    </style:style>
    <style:style style:name="co11" style:family="table-column">
      <style:table-column-properties fo:break-before="auto" style:column-width="4.727cm"/>
    </style:style>
    <style:style style:name="co12" style:family="table-column">
      <style:table-column-properties fo:break-before="auto" style:column-width="0.891cm"/>
    </style:style>
    <style:style style:name="co13" style:family="table-column">
      <style:table-column-properties fo:break-before="auto" style:column-width="1.954cm"/>
    </style:style>
    <style:style style:name="co14" style:family="table-column">
      <style:table-column-properties fo:break-before="auto" style:column-width="5.084cm"/>
    </style:style>
    <style:style style:name="co15" style:family="table-column">
      <style:table-column-properties fo:break-before="auto" style:column-width="4.6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ll4_k10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2"/>
        <table:table-column table:style-name="co5" table:default-cell-style-name="ce3"/>
        <table:table-column table:style-name="co6" table:default-cell-style-name="ce6"/>
        <table:table-column table:style-name="co7" table:default-cell-style-name="ce10"/>
        <table:table-column table:style-name="co8" table:default-cell-style-name="Default"/>
        <table:table-column table:style-name="co9" table:default-cell-style-name="ce3"/>
        <table:table-column table:style-name="co10" table:default-cell-style-name="ce6"/>
        <table:table-column table:style-name="co11" table:default-cell-style-name="ce10"/>
        <table:table-column table:style-name="co12" table:default-cell-style-name="Default"/>
        <table:table-column table:style-name="co13" table:default-cell-style-name="ce3"/>
        <table:table-column table:style-name="co14" table:default-cell-style-name="ce6"/>
        <table:table-column table:style-name="co15" table:default-cell-style-name="ce10"/>
        <table:table-row table:style-name="ro1"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insort</text:p>
          </table:table-cell>
          <table:table-cell table:style-name="ce8" office:value-type="string" calcext:value-type="string">
            <text:p>Średnia - porównania_insort</text:p>
          </table:table-cell>
          <table:table-cell table:style-name="Default"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merge</text:p>
          </table:table-cell>
          <table:table-cell table:style-name="ce8" office:value-type="string" calcext:value-type="string">
            <text:p>Średnia - porównania_merge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quick</text:p>
          </table:table-cell>
          <table:table-cell table:style-name="ce8" office:value-type="string" calcext:value-type="string">
            <text:p>Średnia - porównania_quick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dpqs</text:p>
          </table:table-cell>
          <table:table-cell table:style-name="ce8" office:value-type="string" calcext:value-type="string">
            <text:p>Średnia - porównania_dpqs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578.7" calcext:value-type="float">
            <text:p>578,7</text:p>
          </table:table-cell>
          <table:table-cell table:style-name="ce9" office:value-type="float" office:value="668.9" calcext:value-type="float">
            <text:p>668,9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office:value-type="float" office:value="171.5" calcext:value-type="float">
            <text:p>171,5</text:p>
          </table:table-cell>
          <table:table-cell table:style-name="ce9" office:value-type="float" office:value="223.1" calcext:value-type="float">
            <text:p>223,1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office:value-type="float" office:value="162.3" calcext:value-type="float">
            <text:p>162,3</text:p>
          </table:table-cell>
          <table:table-cell table:style-name="ce9" office:value-type="float" office:value="265.8" calcext:value-type="float">
            <text:p>265,8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office:value-type="float" office:value="175.8" calcext:value-type="float">
            <text:p>175,8</text:p>
          </table:table-cell>
          <table:table-cell table:style-name="ce9" office:value-type="float" office:value="440.3" calcext:value-type="float">
            <text:p>440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9.5" calcext:value-type="float">
            <text:p>579,5</text:p>
          </table:table-cell>
          <table:table-cell office:value-type="float" office:value="2668.9" calcext:value-type="float">
            <text:p>2668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89.3" calcext:value-type="float">
            <text:p>389,3</text:p>
          </table:table-cell>
          <table:table-cell office:value-type="float" office:value="541.4" calcext:value-type="float">
            <text:p>541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75.9" calcext:value-type="float">
            <text:p>375,9</text:p>
          </table:table-cell>
          <table:table-cell office:value-type="float" office:value="623.7" calcext:value-type="float">
            <text:p>623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6.2" calcext:value-type="float">
            <text:p>426,2</text:p>
          </table:table-cell>
          <table:table-cell office:value-type="float" office:value="1101.2" calcext:value-type="float">
            <text:p>1101,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9.5" calcext:value-type="float">
            <text:p>589,5</text:p>
          </table:table-cell>
          <table:table-cell office:value-type="float" office:value="5882.6" calcext:value-type="float">
            <text:p>5882,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27.3" calcext:value-type="float">
            <text:p>627,3</text:p>
          </table:table-cell>
          <table:table-cell office:value-type="float" office:value="899.5" calcext:value-type="float">
            <text:p>899,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00" calcext:value-type="float">
            <text:p>700</text:p>
          </table:table-cell>
          <table:table-cell office:value-type="float" office:value="1101.1" calcext:value-type="float">
            <text:p>1101,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78.3" calcext:value-type="float">
            <text:p>678,3</text:p>
          </table:table-cell>
          <table:table-cell office:value-type="float" office:value="1819.3" calcext:value-type="float">
            <text:p>1819,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99.5" calcext:value-type="float">
            <text:p>599,5</text:p>
          </table:table-cell>
          <table:table-cell office:value-type="float" office:value="10031.1" calcext:value-type="float">
            <text:p>10031,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84.2" calcext:value-type="float">
            <text:p>884,2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1.3" calcext:value-type="float">
            <text:p>991,3</text:p>
          </table:table-cell>
          <table:table-cell office:value-type="float" office:value="1593.8" calcext:value-type="float">
            <text:p>1593,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71.3" calcext:value-type="float">
            <text:p>971,3</text:p>
          </table:table-cell>
          <table:table-cell office:value-type="float" office:value="2654.3" calcext:value-type="float">
            <text:p>2654,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.5" calcext:value-type="float">
            <text:p>609,5</text:p>
          </table:table-cell>
          <table:table-cell office:value-type="float" office:value="15641.3" calcext:value-type="float">
            <text:p>15641,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144" calcext:value-type="float">
            <text:p>1144</text:p>
          </table:table-cell>
          <table:table-cell office:value-type="float" office:value="1678.1" calcext:value-type="float">
            <text:p>1678,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179" calcext:value-type="float">
            <text:p>1179</text:p>
          </table:table-cell>
          <table:table-cell office:value-type="float" office:value="2042.1" calcext:value-type="float">
            <text:p>2042,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99.1" calcext:value-type="float">
            <text:p>1299,1</text:p>
          </table:table-cell>
          <table:table-cell office:value-type="float" office:value="3453.1" calcext:value-type="float">
            <text:p>3453,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19.5" calcext:value-type="float">
            <text:p>619,5</text:p>
          </table:table-cell>
          <table:table-cell office:value-type="float" office:value="22346.4" calcext:value-type="float">
            <text:p>22346,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09.1" calcext:value-type="float">
            <text:p>1409,1</text:p>
          </table:table-cell>
          <table:table-cell office:value-type="float" office:value="2097.1" calcext:value-type="float">
            <text:p>2097,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72.6" calcext:value-type="float">
            <text:p>1472,6</text:p>
          </table:table-cell>
          <table:table-cell office:value-type="float" office:value="2470.5" calcext:value-type="float">
            <text:p>2470,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48.5" calcext:value-type="float">
            <text:p>1548,5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29.5" calcext:value-type="float">
            <text:p>629,5</text:p>
          </table:table-cell>
          <table:table-cell office:value-type="float" office:value="30585.4" calcext:value-type="float">
            <text:p>30585,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86.3" calcext:value-type="float">
            <text:p>1686,3</text:p>
          </table:table-cell>
          <table:table-cell office:value-type="float" office:value="2527.2" calcext:value-type="float">
            <text:p>2527,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864.3" calcext:value-type="float">
            <text:p>1864,3</text:p>
          </table:table-cell>
          <table:table-cell office:value-type="float" office:value="3078" calcext:value-type="float">
            <text:p>307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909.1" calcext:value-type="float">
            <text:p>1909,1</text:p>
          </table:table-cell>
          <table:table-cell office:value-type="float" office:value="4883.1" calcext:value-type="float">
            <text:p>4883,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39.5" calcext:value-type="float">
            <text:p>639,5</text:p>
          </table:table-cell>
          <table:table-cell office:value-type="float" office:value="40123.3" calcext:value-type="float">
            <text:p>40123,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62.9" calcext:value-type="float">
            <text:p>1962,9</text:p>
          </table:table-cell>
          <table:table-cell office:value-type="float" office:value="2962.6" calcext:value-type="float">
            <text:p>2962,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127.8" calcext:value-type="float">
            <text:p>2127,8</text:p>
          </table:table-cell>
          <table:table-cell office:value-type="float" office:value="3717.4" calcext:value-type="float">
            <text:p>3717,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170.3" calcext:value-type="float">
            <text:p>2170,3</text:p>
          </table:table-cell>
          <table:table-cell office:value-type="float" office:value="6297.9" calcext:value-type="float">
            <text:p>6297,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49.5" calcext:value-type="float">
            <text:p>649,5</text:p>
          </table:table-cell>
          <table:table-cell office:value-type="float" office:value="51064.1" calcext:value-type="float">
            <text:p>51064,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244.8" calcext:value-type="float">
            <text:p>2244,8</text:p>
          </table:table-cell>
          <table:table-cell office:value-type="float" office:value="3411.8" calcext:value-type="float">
            <text:p>3411,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359.3" calcext:value-type="float">
            <text:p>2359,3</text:p>
          </table:table-cell>
          <table:table-cell office:value-type="float" office:value="4240.8" calcext:value-type="float">
            <text:p>4240,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656.9" calcext:value-type="float">
            <text:p>2656,9</text:p>
          </table:table-cell>
          <table:table-cell office:value-type="float" office:value="7540.4" calcext:value-type="float">
            <text:p>7540,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59.5" calcext:value-type="float">
            <text:p>659,5</text:p>
          </table:table-cell>
          <table:table-cell office:value-type="float" office:value="63412.7" calcext:value-type="float">
            <text:p>63412,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40.5" calcext:value-type="float">
            <text:p>2540,5</text:p>
          </table:table-cell>
          <table:table-cell office:value-type="float" office:value="3855.6" calcext:value-type="float">
            <text:p>3855,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89.9" calcext:value-type="float">
            <text:p>2889,9</text:p>
          </table:table-cell>
          <table:table-cell office:value-type="float" office:value="4850.4" calcext:value-type="float">
            <text:p>4850,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26" calcext:value-type="float">
            <text:p>2726</text:p>
          </table:table-cell>
          <table:table-cell office:value-type="float" office:value="8758.2" calcext:value-type="float">
            <text:p>8758,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69.5" calcext:value-type="float">
            <text:p>669,5</text:p>
          </table:table-cell>
          <table:table-cell office:value-type="float" office:value="75524.5" calcext:value-type="float">
            <text:p>75524,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814" calcext:value-type="float">
            <text:p>2814</text:p>
          </table:table-cell>
          <table:table-cell office:value-type="float" office:value="4331.4" calcext:value-type="float">
            <text:p>4331,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109" calcext:value-type="float">
            <text:p>3109</text:p>
          </table:table-cell>
          <table:table-cell office:value-type="float" office:value="5506.2" calcext:value-type="float">
            <text:p>5506,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198.4" calcext:value-type="float">
            <text:p>3198,4</text:p>
          </table:table-cell>
          <table:table-cell office:value-type="float" office:value="9476.5" calcext:value-type="float">
            <text:p>9476,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79.5" calcext:value-type="float">
            <text:p>679,5</text:p>
          </table:table-cell>
          <table:table-cell office:value-type="float" office:value="90292.1" calcext:value-type="float">
            <text:p>90292,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111.4" calcext:value-type="float">
            <text:p>3111,4</text:p>
          </table:table-cell>
          <table:table-cell office:value-type="float" office:value="4797.6" calcext:value-type="float">
            <text:p>4797,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589.2" calcext:value-type="float">
            <text:p>3589,2</text:p>
          </table:table-cell>
          <table:table-cell office:value-type="float" office:value="6094.6" calcext:value-type="float">
            <text:p>6094,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489.8" calcext:value-type="float">
            <text:p>3489,8</text:p>
          </table:table-cell>
          <table:table-cell office:value-type="float" office:value="10283.1" calcext:value-type="float">
            <text:p>10283,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89.5" calcext:value-type="float">
            <text:p>689,5</text:p>
          </table:table-cell>
          <table:table-cell office:value-type="float" office:value="107179.3" calcext:value-type="float">
            <text:p>107179,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407.6" calcext:value-type="float">
            <text:p>3407,6</text:p>
          </table:table-cell>
          <table:table-cell office:value-type="float" office:value="5274.8" calcext:value-type="float">
            <text:p>5274,8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816.7" calcext:value-type="float">
            <text:p>3816,7</text:p>
          </table:table-cell>
          <table:table-cell office:value-type="float" office:value="6537.2" calcext:value-type="float">
            <text:p>6537,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879.1" calcext:value-type="float">
            <text:p>3879,1</text:p>
          </table:table-cell>
          <table:table-cell office:value-type="float" office:value="11312.1" calcext:value-type="float">
            <text:p>11312,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9.5" calcext:value-type="float">
            <text:p>699,5</text:p>
          </table:table-cell>
          <table:table-cell office:value-type="float" office:value="122929.5" calcext:value-type="float">
            <text:p>122929,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705.4" calcext:value-type="float">
            <text:p>3705,4</text:p>
          </table:table-cell>
          <table:table-cell office:value-type="float" office:value="5758.1" calcext:value-type="float">
            <text:p>5758,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166.6" calcext:value-type="float">
            <text:p>4166,6</text:p>
          </table:table-cell>
          <table:table-cell office:value-type="float" office:value="7242.4" calcext:value-type="float">
            <text:p>7242,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261.2" calcext:value-type="float">
            <text:p>4261,2</text:p>
          </table:table-cell>
          <table:table-cell office:value-type="float" office:value="12795.3" calcext:value-type="float">
            <text:p>12795,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09.5" calcext:value-type="float">
            <text:p>709,5</text:p>
          </table:table-cell>
          <table:table-cell office:value-type="float" office:value="141571.1" calcext:value-type="float">
            <text:p>141571,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046.6" calcext:value-type="float">
            <text:p>4046,6</text:p>
          </table:table-cell>
          <table:table-cell office:value-type="float" office:value="6225.1" calcext:value-type="float">
            <text:p>6225,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291.3" calcext:value-type="float">
            <text:p>4291,3</text:p>
          </table:table-cell>
          <table:table-cell office:value-type="float" office:value="7846.8" calcext:value-type="float">
            <text:p>7846,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549.3" calcext:value-type="float">
            <text:p>4549,3</text:p>
          </table:table-cell>
          <table:table-cell office:value-type="float" office:value="14052.5" calcext:value-type="float">
            <text:p>14052,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19.5" calcext:value-type="float">
            <text:p>719,5</text:p>
          </table:table-cell>
          <table:table-cell office:value-type="float" office:value="161065.7" calcext:value-type="float">
            <text:p>161065,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324" calcext:value-type="float">
            <text:p>4324</text:p>
          </table:table-cell>
          <table:table-cell office:value-type="float" office:value="6730.7" calcext:value-type="float">
            <text:p>6730,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579.8" calcext:value-type="float">
            <text:p>4579,8</text:p>
          </table:table-cell>
          <table:table-cell office:value-type="float" office:value="8243.9" calcext:value-type="float">
            <text:p>8243,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853.7" calcext:value-type="float">
            <text:p>4853,7</text:p>
          </table:table-cell>
          <table:table-cell office:value-type="float" office:value="15277.9" calcext:value-type="float">
            <text:p>15277,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29.5" calcext:value-type="float">
            <text:p>729,5</text:p>
          </table:table-cell>
          <table:table-cell office:value-type="float" office:value="180621.7" calcext:value-type="float">
            <text:p>180621,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4622" calcext:value-type="float">
            <text:p>4622</text:p>
          </table:table-cell>
          <table:table-cell office:value-type="float" office:value="7215.2" calcext:value-type="float">
            <text:p>7215,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072.1" calcext:value-type="float">
            <text:p>5072,1</text:p>
          </table:table-cell>
          <table:table-cell office:value-type="float" office:value="9365.1" calcext:value-type="float">
            <text:p>9365,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23.9" calcext:value-type="float">
            <text:p>5323,9</text:p>
          </table:table-cell>
          <table:table-cell office:value-type="float" office:value="17544.4" calcext:value-type="float">
            <text:p>17544,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39.5" calcext:value-type="float">
            <text:p>739,5</text:p>
          </table:table-cell>
          <table:table-cell office:value-type="float" office:value="203120.9" calcext:value-type="float">
            <text:p>203120,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952.4" calcext:value-type="float">
            <text:p>4952,4</text:p>
          </table:table-cell>
          <table:table-cell office:value-type="float" office:value="7702.7" calcext:value-type="float">
            <text:p>7702,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669.9" calcext:value-type="float">
            <text:p>5669,9</text:p>
          </table:table-cell>
          <table:table-cell office:value-type="float" office:value="9945.7" calcext:value-type="float">
            <text:p>9945,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715.6" calcext:value-type="float">
            <text:p>5715,6</text:p>
          </table:table-cell>
          <table:table-cell office:value-type="float" office:value="16824.5" calcext:value-type="float">
            <text:p>16824,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49.5" calcext:value-type="float">
            <text:p>749,5</text:p>
          </table:table-cell>
          <table:table-cell office:value-type="float" office:value="225295.3" calcext:value-type="float">
            <text:p>225295,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247.1" calcext:value-type="float">
            <text:p>5247,1</text:p>
          </table:table-cell>
          <table:table-cell office:value-type="float" office:value="8208.1" calcext:value-type="float">
            <text:p>8208,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699" calcext:value-type="float">
            <text:p>5699</text:p>
          </table:table-cell>
          <table:table-cell office:value-type="float" office:value="10259.9" calcext:value-type="float">
            <text:p>10259,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894.9" calcext:value-type="float">
            <text:p>5894,9</text:p>
          </table:table-cell>
          <table:table-cell office:value-type="float" office:value="19869.6" calcext:value-type="float">
            <text:p>19869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7" office:value-type="float" office:value="759.5" calcext:value-type="float">
            <text:p>759,5</text:p>
          </table:table-cell>
          <table:table-cell table:style-name="ce11" office:value-type="float" office:value="251023.5" calcext:value-type="float">
            <text:p>251023,5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float" office:value="5593.7" calcext:value-type="float">
            <text:p>5593,7</text:p>
          </table:table-cell>
          <table:table-cell table:style-name="ce11" office:value-type="float" office:value="8700.1" calcext:value-type="float">
            <text:p>8700,1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float" office:value="6173.5" calcext:value-type="float">
            <text:p>6173,5</text:p>
          </table:table-cell>
          <table:table-cell table:style-name="ce11" office:value-type="float" office:value="10778.3" calcext:value-type="float">
            <text:p>10778,3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float" office:value="6257.7" calcext:value-type="float">
            <text:p>6257,7</text:p>
          </table:table-cell>
          <table:table-cell table:style-name="ce11" office:value-type="float" office:value="19345.8" calcext:value-type="float">
            <text:p>19345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.00.0000</text:date>, <text:time style:data-style-name="N2" text:time-value="20:03:59.87474806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1:04:14.803721653</dc:date>
    <meta:editing-duration>PT39M21S</meta:editing-duration>
    <meta:editing-cycles>2</meta:editing-cycles>
    <meta:generator>LibreOffice/6.4.7.2$Linux_X86_64 LibreOffice_project/40$Build-2</meta:generator>
    <meta:document-statistic meta:table-count="1" meta:cell-count="252" meta:object-count="0"/>
  </office:meta>
</office:document-meta>
</file>